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Let computer choose a random number between 0 and 100 and store that number at a variable.</text:p>
        </text:list-item>
        <text:list-item>
          <text:p text:style-name="P13">Asks the user to enter a numerical value, and stores the user’s answer in a variable.</text:p>
        </text:list-item>
        <text:list-item>
          <text:p text:style-name="P13">Add an <text:span text:style-name="KeywordTok">if</text:span> statement,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<text:span text:style-name="KeywordTok">if</text:span>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<text:span text:style-name="KeywordTok">if</text:span> statement that displays on the screen <text:span text:style-name="StringTok">"Too low!"</text:span> if the number entered by the user is strictly than the number selected by computer.</text:p>
        </text:list-item>
        <text:list-item>
          <text:p text:style-name="P13">Add an <text:span text:style-name="KeywordTok">if</text:span> statement that displays on the screen <text:span text:style-name="StringTok">"You found a multiple of my favorite number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8Z</meta:creation-date>
    <dc:date>2021-06-28T22:30:08Z</dc:date>
    <meta:user-defined meta:name="date" meta:value-type="string">June  28, 2021 (06:2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